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1e17"/>
    </style:style>
    <style:style style:name="P2" style:family="paragraph" style:parent-style-name="Preformatted_20_Text">
      <style:text-properties officeooo:rsid="00183b19" officeooo:paragraph-rsid="00183b19"/>
    </style:style>
    <style:style style:name="T1" style:family="text">
      <style:text-properties officeooo:rsid="00183b1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ingle-chip RAM expansion for the NASCOM 2</text:p>
      <text:p text:style-name="Preformatted_20_Text">==========================================</text:p>
      <text:p text:style-name="Preformatted_20_Text"/>
      <text:p text:style-name="Preformatted_20_Text">I made the idle assertion that it would be simple to build a single-chip 64kbyte</text:p>
      <text:p text:style-name="Preformatted_20_Text">extension for the NASCOM-2, so I decided to design and describe it.</text:p>
      <text:p text:style-name="Preformatted_20_Text"/>
      <text:p text:style-name="Preformatted_20_Text">The target chip is an ALLIANCE SEMICONDUCTOR AS6C1008. This is a static 128Kbyte</text:p>
      <text:p text:style-name="Preformatted_20_Text">x 8 device, of which half will be used and the other half totally wasted!</text:p>
      <text:p text:style-name="Preformatted_20_Text"/>
      <text:p text:style-name="Preformatted_20_Text">This part is available as a 32-pin DIL package for about £3 -- from component</text:p>
      <text:p text:style-name="Preformatted_20_Text">distributors or on EBAY. It can run on a supply rail of 2.7V - 5.5V and has a</text:p>
      <text:p text:style-name="Preformatted_20_Text">pinout that is "sympathetic" to a 2716.</text:p>
      <text:p text:style-name="Preformatted_20_Text"/>
      <text:p text:style-name="Preformatted_20_Text">I propose 2 alternative construction methods:</text:p>
      <text:p text:style-name="Preformatted_20_Text"/>
      <text:p text:style-name="Preformatted_20_Text">1/ Mounted directly on the NASCOM main board, in and around one of the 24-pin</text:p>
      <text:p text:style-name="Preformatted_20_Text">memory sockets. In this scheme there are some flying leads but no additional</text:p>
      <text:p text:style-name="Preformatted_20_Text">components are required.</text:p>
      <text:p text:style-name="Preformatted_20_Text"/>
      <text:p text:style-name="Preformatted_20_Text">2/ Connected to the NASBUS. For example, if you have a small veroboard backplane</text:p>
      <text:p text:style-name="Preformatted_20_Text">it would be easy to mount the memory there. In this scheme an additional</text:p>
      <text:p text:style-name="Preformatted_20_Text">component (an inverter) is required.</text:p>
      <text:p text:style-name="Preformatted_20_Text"/>
      <text:p text:style-name="Preformatted_20_Text">For construction method 1, a convenient location is the A1 socket. If necessary,</text:p>
      <text:p text:style-name="Preformatted_20_Text">replace the socket with a 24-pin turned-pin socket, and use 2 more sockets to</text:p>
      <text:p text:style-name="Preformatted_20_Text">build up the height then finish with a 32-pin socket with its pin 16 aligned to</text:p>
      <text:p text:style-name="Preformatted_20_Text">the underlying pin 12 (GND in both cases).</text:p>
      <text:p text:style-name="Preformatted_20_Text"/>
      <text:p text:style-name="Preformatted_20_Text">In the wiring diagram below:</text:p>
      <text:p text:style-name="Preformatted_20_Text"/>
      <text:p text:style-name="Preformatted_20_Text">- pins marked A1/&lt;number&gt; connect directly down to the corresponding pin of the</text:p>
      <text:p text:style-name="Preformatted_20_Text"><text:s text:c="2"/>A1 socket.</text:p>
      <text:p text:style-name="Preformatted_20_Text"/>
      <text:p text:style-name="Preformatted_20_Text">- pins 30 and 32 can be wired to VCC (pin 24) of the A1 socket.</text:p>
      <text:p text:style-name="Preformatted_20_Text"/>
      <text:p text:style-name="Preformatted_20_Text">- Pins A10, A11, A12, A14, A15, A16 need short flying leads to NASBUS address</text:p>
      <text:p text:style-name="Preformatted_20_Text"><text:s text:c="2"/>lines A10, A11, A12, A13, A14, A15. These can be picked up from a combination</text:p>
      <text:p text:style-name="Preformatted_20_Text"><text:s text:c="2"/>of the BASIC ROM and IC2 or IC47.</text:p>
      <text:p text:style-name="Preformatted_20_Text"/>
      <text:p text:style-name="Preformatted_20_Text">- /WE can be wired to NASBUS /WRB eg on LKB1</text:p>
      <text:p text:style-name="Preformatted_20_Text"/>
      <text:p text:style-name="Preformatted_20_Text">- /OE wiring is described in "theory of operation", below.</text:p>
      <text:p text:style-name="Preformatted_20_Text"/>
      <text:p text:style-name="Preformatted_20_Text">- /CS can be wired to NASBUS /MREQB eg on IC47/15</text:p>
      <text:p text:style-name="Preformatted_20_Text"/>
      <text:p text:style-name="Preformatted_20_Text">- The LINK BLOCK for A1 (LKB1) should be configured with all the links "UP",</text:p>
      <text:p text:style-name="Preformatted_20_Text"><text:s text:c="2"/>like a 4118 SRAM.</text:p>
      <text:p text:style-name="Preformatted_20_Text"/>
      <text:p text:style-name="Preformatted_20_Text">- The LKS1 jumper block should be configured with NO CONNECTIONS to pins 3 or 5</text:p>
      <text:p text:style-name="Preformatted_20_Text"><text:s text:c="2"/>or 7 (/RAM_G1, /RAM_G2, /XROM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<text:s text:c="27"/>AS6C1008</text:p>
      <text:p text:style-name="Preformatted_20_Text"><text:s text:c="21"/>+-----------------+</text:p>
      <text:p text:style-name="Preformatted_20_Text"><text:s text:c="20"/>1| <text:s text:c="7"/>O <text:s text:c="7"/>|32</text:p>
      <text:p text:style-name="Preformatted_20_Text"><text:s text:c="9"/>NC <text:s text:c="7"/>--+ NC <text:s text:c="9"/>VCC +-- <text:s text:c="4"/>**** Wire to A1/24</text:p>
      <text:p text:style-name="Preformatted_20_Text"><text:s text:c="20"/>2| <text:s text:c="16"/>|31</text:p>
      <text:p text:style-name="Preformatted_20_Text"><text:s text:c="9"/>**** <text:s text:c="5"/>--+ A16 <text:s text:c="8"/>A15 +-- <text:s text:c="4"/>****</text:p>
      <text:p text:style-name="Preformatted_20_Text"><text:s text:c="20"/>3| <text:s text:c="16"/>|30</text:p>
      <text:p text:style-name="Preformatted_20_Text"><text:s text:c="9"/>**** <text:s text:c="5"/>--+ A14 <text:s text:c="8"/>CE2 +-- <text:s text:c="4"/>**** Wire to A1/24</text:p>
      <text:p text:style-name="Preformatted_20_Text"><text:s text:c="20"/>4| <text:s text:c="16"/>|29</text:p>
      <text:p text:style-name="Preformatted_20_Text"><text:s text:c="9"/>**** <text:s text:c="5"/>--+ A12 <text:s text:c="8"/>/WE +-- <text:s text:c="4"/>****</text:p>
      <text:p text:style-name="Preformatted_20_Text"><text:s text:c="20"/>5| <text:s text:c="16"/>|28</text:p>
      <text:p text:style-name="Preformatted_20_Text"><text:s text:c="9"/>A1/1 <text:s text:c="5"/>--+ A7 <text:s text:c="9"/>A13 +-- <text:s text:c="4"/>A1/24 (unused address line)</text:p>
      <text:p text:style-name="Preformatted_20_Text"><text:s text:c="20"/>6| <text:s text:c="16"/>|27</text:p>
      <text:p text:style-name="Preformatted_20_Text"><text:s text:c="9"/>A1/2 <text:s text:c="5"/>--+ A6 <text:s text:c="10"/>A8 +-- <text:s text:c="4"/>A1/23</text:p>
      <text:p text:style-name="Preformatted_20_Text"><text:s text:c="20"/>7| <text:s text:c="16"/>|26</text:p>
      <text:p text:style-name="Preformatted_20_Text"><text:s text:c="9"/>A1/3 <text:s text:c="5"/>--+ A5 <text:s text:c="10"/>A9 +-- <text:s text:c="4"/>A1/22</text:p>
      <text:p text:style-name="Preformatted_20_Text"><text:s text:c="20"/>8| <text:s text:c="16"/>|25</text:p>
      <text:p text:style-name="Preformatted_20_Text"><text:s text:c="9"/>A1/4 <text:s text:c="5"/>--+ A4 <text:s text:c="9"/>A11 +-- <text:s text:c="4"/>****</text:p>
      <text:p text:style-name="Preformatted_20_Text"><text:s text:c="20"/>9| <text:s text:c="16"/>|24</text:p>
      <text:p text:style-name="Preformatted_20_Text"><text:s text:c="9"/>A1/5 <text:s text:c="5"/>--+ A3 <text:s text:c="9"/>/OE +-- <text:s text:c="4"/>****</text:p>
      <text:p text:style-name="Preformatted_20_Text"><text:s text:c="19"/>10| <text:s text:c="16"/>|23</text:p>
      <text:p text:style-name="Preformatted_20_Text"><text:s text:c="9"/>A1/6 <text:s text:c="5"/>--+ A2 <text:s text:c="9"/>A10 +-- <text:s text:c="4"/>****</text:p>
      <text:p text:style-name="Preformatted_20_Text"><text:s text:c="19"/>11| <text:s text:c="16"/>|22</text:p>
      <text:p text:style-name="Preformatted_20_Text"><text:s text:c="9"/>A1/7 <text:s text:c="5"/>--+ A1 <text:s text:c="9"/>/CE +-- <text:s text:c="4"/>****</text:p>
      <text:p text:style-name="Preformatted_20_Text"><text:s text:c="19"/>12| <text:s text:c="16"/>|21</text:p>
      <text:p text:style-name="Preformatted_20_Text"><text:s text:c="9"/>A1/8 <text:s text:c="5"/>--+ A0 <text:s text:c="10"/>D7 +-- <text:s text:c="4"/>A1/17</text:p>
      <text:p text:style-name="Preformatted_20_Text"><text:s text:c="19"/>13| <text:s text:c="16"/>|20</text:p>
      <text:p text:style-name="Preformatted_20_Text"><text:s text:c="9"/>A1/9 <text:s text:c="5"/>--+ D0 <text:s text:c="10"/>D6 +-- <text:s text:c="4"/>A1/16</text:p>
      <text:p text:style-name="Preformatted_20_Text"><text:s text:c="19"/>14| <text:s text:c="16"/>|19</text:p>
      <text:p text:style-name="Preformatted_20_Text"><text:s text:c="9"/>A1/10 <text:s text:c="4"/>--+ D1 <text:s text:c="10"/>D5 +-- <text:s text:c="4"/>A1/15</text:p>
      <text:p text:style-name="Preformatted_20_Text"><text:s text:c="19"/>15| <text:s text:c="16"/>|18</text:p>
      <text:p text:style-name="Preformatted_20_Text"><text:s text:c="9"/>A1/11 <text:s text:c="4"/>--+ D2 <text:s text:c="10"/>D4 +-- <text:s text:c="4"/>A1/14</text:p>
      <text:p text:style-name="Preformatted_20_Text"><text:s text:c="19"/>16| <text:s text:c="16"/>|17</text:p>
      <text:p text:style-name="Preformatted_20_Text"><text:s text:c="9"/>A1/12 <text:s text:c="4"/>--+ GND <text:s text:c="9"/>D3 +-- <text:s text:c="4"/>A1/13</text:p>
      <text:p text:style-name="Preformatted_20_Text"><text:s text:c="21"/>| <text:s text:c="16"/>|</text:p>
      <text:p text:style-name="Preformatted_20_Text"><text:s text:c="21"/>+-----------------+</text:p>
      <text:p text:style-name="Preformatted_20_Text"/>
      <text:p text:style-name="Preformatted_20_Text"/>
      <text:p text:style-name="Preformatted_20_Text">Theory of operation (piggy-back construction)</text:p>
      <text:p text:style-name="Preformatted_20_Text">=============================================</text:p>
      <text:p text:style-name="Preformatted_20_Text"/>
      <text:p text:style-name="Preformatted_20_Text">The NASCOM has ROM (NAS-SYS) in the low 2Kbytes, then 2Kbytes of RAM (workspace</text:p>
      <text:p text:style-name="Preformatted_20_Text">and video), then a hole, then 8Kbytes ROM at the top of the address space</text:p>
      <text:p text:style-name="Preformatted_20_Text">(BASIC). The hole is 52Kbytes and the idea is to fill the whole of that region</text:p>
      <text:p text:style-name="Preformatted_20_Text">with RAM.</text:p>
      <text:p text:style-name="Preformatted_20_Text"/>
      <text:p text:style-name="Preformatted_20_Text">Connecting MREQ to the expansion RAM's chip-select means that it will be</text:p>
      <text:p text:style-name="Preformatted_20_Text">selected for any memory access (but not I/O accesses). Connecting WE to the</text:p>
      <text:p text:style-name="Preformatted_20_Text">expansion RAM's write-enable means that it will be written to for any write. For</text:p>
      <text:p text:style-name="Preformatted_20_Text">example, it shadows the workspace RAM and any write to the workspace RAM will</text:p>
      <text:p text:style-name="Preformatted_20_Text">also write to the expansion RAM.</text:p>
      <text:p text:style-name="Preformatted_20_Text"/>
      <text:p text:style-name="Preformatted_20_Text">The two remaining areas of difficulty are:</text:p>
      <text:p text:style-name="Preformatted_20_Text"/>
      <text:p text:style-name="Preformatted_20_Text">- How to control the expansion RAM's output enable. This needs to be asserted</text:p>
      <text:p text:style-name="Preformatted_20_Text">for any read access to the 52Kbyte "hole" but must not be asserted for any other</text:p>
      <text:p text:style-name="Preformatted_20_Text">addresses becasue that would cause a bus clash (the fact that both devices might</text:p>
      <text:p text:style-name="Preformatted_20_Text">drive the same data value will not help us!!).</text:p>
      <text:p text:style-name="Preformatted_20_Text"/>
      <text:p text:style-name="Preformatted_20_Text">- How to control the enable on buffer IC45 so that the RAM's data is driven (via</text:p>
      <text:p text:style-name="Preformatted_20_Text"><text:s text:c="2"/>the NASBUS) to the CPU.</text:p>
      <text:p text:style-name="Preformatted_20_Text"/>
      <text:p text:style-name="Preformatted_20_Text">-&gt; the expansion RAM's /OE can be connected to IC44/1<text:span text:style-name="T1">2</text:span> (schematic sheet 3). That</text:p>
      <text:p text:style-name="Preformatted_20_Text"><text:s text:c="3"/>signal is high when another device (NAS-SYS, BASIC) is enabled on the same</text:p>
      <text:p text:style-name="Preformatted_20_Text"><text:soft-page-break/><text:s text:c="3"/>segment of the data bus. Using this as /OE means that the expansion RAM is</text:p>
      <text:p text:style-name="Preformatted_20_Text"><text:s text:c="3"/>the default driver of this part of the data bus.</text:p>
      <text:p text:style-name="Preformatted_20_Text"/>
      <text:p text:style-name="Preformatted_20_Text">-&gt; the /RAM_G1 signal is connected to gnd. This means that the /RAM_DISABLE</text:p>
      <text:p text:style-name="Preformatted_20_Text"><text:s text:c="3"/>signal is always asserted, disabling any NASBUS RAM resources, because all</text:p>
      <text:p text:style-name="Preformatted_20_Text"><text:s text:c="3"/>RAM is being provided via buffer IC45. IC45 is enabled for all reads except</text:p>
      <text:p text:style-name="Preformatted_20_Text"><text:s text:c="3"/>video RAM reads and during refresh cycles.</text:p>
      <text:p text:style-name="Preformatted_20_Text"/>
      <text:p text:style-name="Preformatted_20_Text"/>
      <text:p text:style-name="Preformatted_20_Text">Theory of operation (connected to the NASBUS)</text:p>
      <text:p text:style-name="Preformatted_20_Text">=============================================</text:p>
      <text:p text:style-name="Preformatted_20_Text"/>
      <text:p text:style-name="Preformatted_20_Text">The only difference (apart from more wires to connect) is that now the expansion</text:p>
      <text:p text:style-name="Preformatted_20_Text">RAM's data bus will be connected directly to the NASBUS -- the connections will</text:p>
      <text:p text:style-name="Preformatted_20_Text">be to the B side of buffer IC45 rather than to the A side. As a result, the</text:p>
      <text:p text:style-name="Preformatted_20_Text">enable on buffer IC45 must be controlled differently.</text:p>
      <text:p text:style-name="Preformatted_20_Text"/>
      <text:p text:style-name="Preformatted_20_Text">-&gt; the expansion RAM's /OE can be connected to NASBUS signal /RAM_DISABLE</text:p>
      <text:p text:style-name="Preformatted_20_Text"><text:s text:c="3"/>through an inverter. This will enable the RAM when no main-board resource is</text:p>
      <text:p text:style-name="Preformatted_20_Text"><text:s text:c="3"/>driving the data bus.</text:p>
      <text:p text:style-name="Preformatted_20_Text"/>
      <text:p text:style-name="Preformatted_20_Text">-&gt; the /RAM_G1 signal is disconnected (the on-board pullup will take it</text:p>
      <text:p text:style-name="Preformatted_20_Text"><text:s text:c="3"/>high). This means that buffer IC45 is enabled for NAS-SYS and BASIC ROM reads</text:p>
      <text:p text:style-name="Preformatted_20_Text"><text:s text:c="3"/>and disabled for video RAM reads, for refresh and for any other reads,</text:p>
      <text:p text:style-name="Preformatted_20_Text"><text:s text:c="3"/>leaving the 52Kbyte "hole" for the expansion RAM.</text:p>
      <text:p text:style-name="Preformatted_20_Text"/>
      <text:p text:style-name="Preformatted_20_Text"/>
      <text:p text:style-name="Preformatted_20_Text">Questions or comments to the author</text:p>
      <text:p text:style-name="Preformatted_20_Text"/>
      <text:p text:style-name="Preformatted_20_Text">Neal Crook, <text:a xlink:type="simple" xlink:href="mailto:foofoobedoo@gmail.com" text:style-name="Internet_20_link" text:visited-style-name="Visited_20_Internet_20_Link">foofoobedoo@gmail.com</text:a></text:p>
      <text:p text:style-name="Preformatted_20_Text"/>
      <text:p text:style-name="Preformatted_20_Text"/>
      <text:p text:style-name="P2">22Jun2019 V1.0</text:p>
      <text:p text:style-name="P2">25Jun2019 Correction to /OE connection for piggy-back construc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2:11:23.251424252</dc:date>
    <meta:editing-duration>PT2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13" meta:word-count="979" meta:character-count="6331" meta:non-whitespace-character-count="4330"/>
  </office:meta>
</office:document-meta>
</file>